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028in"/>
    </style:style>
    <style:style style:name="co22" style:family="table-column">
      <style:table-column-properties fo:break-before="auto" style:column-width="2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3.3445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2063in"/>
    </style:style>
    <style:style style:name="co30" style:family="table-column">
      <style:table-column-properties fo:break-before="auto" style:column-width="0.5626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20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7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Nautilus Fossil" calcext:value-type="string">
            <text:p>Nautilus Fossil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60" calcext:value-type="float">
            <text:p>160</text:p>
          </table:table-cell>
          <table:table-cell table:formula="of:=SUM([.$H$2:.H2])" office:value-type="float" office:value="160" calcext:value-type="float">
            <text:p>160</text:p>
          </table:table-cell>
          <table:table-cell/>
          <table:table-cell table:style-name="ce79" office:value-type="float" office:value="261" calcext:value-type="float">
            <text:p>261</text:p>
          </table:table-cell>
          <table:table-cell/>
          <table:table-cell table:style-name="ce79" office:value-type="string" calcext:value-type="string" table:number-columns-spanned="4" table:number-rows-spanned="1">
            <text:p>Pine Con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Rare Disc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Rare Disc" calcext:value-type="string">
            <text:p>Rare Disc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300" calcext:value-type="float">
            <text:p>300</text:p>
          </table:table-cell>
          <table:table-cell table:formula="of:=SUM([.$H$2:.H3])" office:value-type="float" office:value="460" calcext:value-type="float">
            <text:p>4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keletal Tail" calcext:value-type="string">
            <text:p>Skeletal Tail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100" calcext:value-type="float">
            <text:p>100</text:p>
          </table:table-cell>
          <table:table-cell table:formula="of:=SUM([.$H$2:.H4])" office:value-type="float" office:value="560" calcext:value-type="float">
            <text:p>560</text:p>
          </table:table-cell>
          <table:table-cell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Geode" calcext:value-type="string">
            <text:p>Geode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50" calcext:value-type="float">
            <text:p>50</text:p>
          </table:table-cell>
          <table:table-cell table:style-name="ce44" office:value-type="float" office:value="8" calcext:value-type="float">
            <text:p>8</text:p>
          </table:table-cell>
          <table:table-cell table:formula="of:=[.D5]*[.E5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560" calcext:value-type="float">
            <text:p>56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" calcext:value-type="float">
            <text:p>5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Magma Geode" calcext:value-type="string">
            <text:p>Magma Geode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Quartz" calcext:value-type="string">
            <text:p>Quartz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75" calcext:value-type="float">
            <text:p>75</text:p>
          </table:table-cell>
          <table:table-cell table:formula="of:=SUM([.$H$2:.H7])" office:value-type="float" office:value="635" calcext:value-type="float">
            <text:p>63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Bream" calcext:value-type="string">
            <text:p>Bream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8]*[.E8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8]*[.G8]" office:value-type="float" office:value="270" calcext:value-type="float">
            <text:p>270</text:p>
          </table:table-cell>
          <table:table-cell table:formula="of:=SUM([.$H$2:.H8])" office:value-type="float" office:value="905" calcext:value-type="float">
            <text:p>905</text:p>
          </table:table-cell>
          <table:table-cell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Bullhead" calcext:value-type="string">
            <text:p>Bullhead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50" calcext:value-type="float">
            <text:p>150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E9]" office:value-type="float" office:value="2100" calcext:value-type="float">
            <text:p>2100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G9]" office:value-type="float" office:value="2100" calcext:value-type="float">
            <text:p>2100</text:p>
          </table:table-cell>
          <table:table-cell table:formula="of:=SUM([.$H$2:.H9])" office:value-type="float" office:value="3005" calcext:value-type="float">
            <text:p>3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Bullhead" calcext:value-type="string">
            <text:p>Bullhead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112" calcext:value-type="float">
            <text:p>112</text:p>
          </table:table-cell>
          <table:table-cell table:formula="of:=SUM([.$H$2:.H10])" office:value-type="float" office:value="3117" calcext:value-type="float">
            <text:p>3117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arp" calcext:value-type="string">
            <text:p>Carp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60" calcext:value-type="float">
            <text:p>60</text:p>
          </table:table-cell>
          <table:table-cell table:style-name="ce44" office:value-type="float" office:value="20" calcext:value-type="float">
            <text:p>20</text:p>
          </table:table-cell>
          <table:table-cell table:formula="of:=[.D11]*[.E11]" office:value-type="float" office:value="1200" calcext:value-type="float">
            <text:p>1200</text:p>
          </table:table-cell>
          <table:table-cell table:style-name="ce44" office:value-type="float" office:value="15" calcext:value-type="float">
            <text:p>15</text:p>
          </table:table-cell>
          <table:table-cell table:formula="of:=[.D11]*[.G11]" office:value-type="float" office:value="900" calcext:value-type="float">
            <text:p>900</text:p>
          </table:table-cell>
          <table:table-cell table:formula="of:=SUM([.$H$2:.H11])" office:value-type="float" office:value="4017" calcext:value-type="float">
            <text:p>4017</text:p>
          </table:table-cell>
          <table:table-cell/>
          <table:table-cell table:formula="of:=[.K8]-[.K2]-MAX([.I$1:.I$1048576])"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Carp" calcext:value-type="string">
            <text:p>Carp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45" calcext:value-type="float">
            <text:p>45</text:p>
          </table:table-cell>
          <table:table-cell table:style-name="ce44" office:value-type="float" office:value="5" calcext:value-type="float">
            <text:p>5</text:p>
          </table:table-cell>
          <table:table-cell table:formula="of:=[.D12]*[.E12]" office:value-type="float" office:value="225" calcext:value-type="float">
            <text:p>225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017" calcext:value-type="float">
            <text:p>40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00" calcext:value-type="float">
            <text:p>200</text:p>
          </table:table-cell>
          <table:table-cell table:style-name="ce44" office:value-type="float" office:value="8" calcext:value-type="float">
            <text:p>8</text:p>
          </table:table-cell>
          <table:table-cell table:formula="of:=[.D13]*[.E13]" office:value-type="float" office:value="1600" calcext:value-type="float">
            <text:p>16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017" calcext:value-type="float">
            <text:p>40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Largemouth Bass" calcext:value-type="string">
            <text:p>Largemouth Bass</text:p>
          </table:table-cell>
          <table:table-cell table:formula="of:=IF(RIGHT([.A14];2)=&quot; I&quot;;4;IF(RIGHT([.A14];2)=&quot; G&quot;;3;IF(RIGHT([.A1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150" calcext:value-type="float">
            <text:p>150</text:p>
          </table:table-cell>
          <table:table-cell table:style-name="ce44" office:value-type="float" office:value="7" calcext:value-type="float">
            <text:p>7</text:p>
          </table:table-cell>
          <table:table-cell table:formula="of:=[.D14]*[.E14]" office:value-type="float" office:value="1050" calcext:value-type="float">
            <text:p>105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017" calcext:value-type="float">
            <text:p>40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Pine Cone" calcext:value-type="string">
            <text:p>Pine Cone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E15]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G15]" office:value-type="float" office:value="10" calcext:value-type="float">
            <text:p>10</text:p>
          </table:table-cell>
          <table:table-cell table:formula="of:=SUM([.$H$2:.H15])" office:value-type="float" office:value="4027" calcext:value-type="float">
            <text:p>40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Sap" calcext:value-type="string">
            <text:p>Sap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formula="of:=[.D16]*[.E16]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027" calcext:value-type="float">
            <text:p>4027</text:p>
          </table:table-cell>
          <table:table-cell table:number-columns-repeated="7"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G2]" office:value-type="float" office:value="90" calcext:value-type="float">
            <text:p>90</text:p>
          </table:table-cell>
          <table:table-cell table:formula="of:=SUM([.$H$2:.H2])" office:value-type="float" office:value="90" calcext:value-type="float">
            <text:p>90</text:p>
          </table:table-cell>
          <table:table-cell/>
          <table:table-cell table:style-name="ce79" table:formula="of:=CEILING(1013*0.9)" office:value-type="float" office:value="912" calcext:value-type="float">
            <text:p>912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67" calcext:value-type="float">
            <text:p>67</text:p>
          </table:table-cell>
          <table:table-cell table:formula="of:=SUM([.$H$2:.H3])" office:value-type="float" office:value="157" calcext:value-type="float">
            <text:p>157</text:p>
          </table:table-cell>
          <table:table-cell/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E4]" office:value-type="float" office:value="1800" calcext:value-type="float">
            <text:p>180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G4]" office:value-type="float" office:value="1800" calcext:value-type="float">
            <text:p>1800</text:p>
          </table:table-cell>
          <table:table-cell table:formula="of:=SUM([.$H$2:.H4])" office:value-type="float" office:value="1957" calcext:value-type="float">
            <text:p>1957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5]*[.E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5]*[.G5]" office:value-type="float" office:value="224" calcext:value-type="float">
            <text:p>224</text:p>
          </table:table-cell>
          <table:table-cell table:formula="of:=SUM([.$H$2:.H5])" office:value-type="float" office:value="2181" calcext:value-type="float">
            <text:p>2181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E6]" office:value-type="float" office:value="1020" calcext:value-type="float">
            <text:p>102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G6]" office:value-type="float" office:value="1020" calcext:value-type="float">
            <text:p>1020</text:p>
          </table:table-cell>
          <table:table-cell table:formula="of:=SUM([.$H$2:.H6])" office:value-type="float" office:value="3201" calcext:value-type="float">
            <text:p>32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45" calcext:value-type="float">
            <text:p>45</text:p>
          </table:table-cell>
          <table:table-cell table:style-name="ce44" office:value-type="float" office:value="8" calcext:value-type="float">
            <text:p>8</text:p>
          </table:table-cell>
          <table:table-cell table:formula="of:=[.D7]*[.E7]" office:value-type="float" office:value="360" calcext:value-type="float">
            <text:p>360</text:p>
          </table:table-cell>
          <table:table-cell table:style-name="ce44" office:value-type="float" office:value="8" calcext:value-type="float">
            <text:p>8</text:p>
          </table:table-cell>
          <table:table-cell table:formula="of:=[.D7]*[.G7]" office:value-type="float" office:value="360" calcext:value-type="float">
            <text:p>36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hub" calcext:value-type="string">
            <text:p>Chub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00" calcext:value-type="float">
            <text:p>100</text:p>
          </table:table-cell>
          <table:table-cell table:style-name="ce44" office:value-type="float" office:value="22" calcext:value-type="float">
            <text:p>22</text:p>
          </table:table-cell>
          <table:table-cell table:formula="of:=[.D8]*[.E8]" office:value-type="float" office:value="2200" calcext:value-type="float">
            <text:p>22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formula="of:=[.K5]-[.K2]-MAX([.I$1:.I$1048576])" office:value-type="float" office:value="2098" calcext:value-type="float">
            <text:p>20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hub" calcext:value-type="string">
            <text:p>Chub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15" calcext:value-type="float">
            <text:p>15</text:p>
          </table:table-cell>
          <table:table-cell table:formula="of:=[.D9]*[.E9]" office:value-type="float" office:value="1125" calcext:value-type="float">
            <text:p>1125</text:p>
          </table:table-cell>
          <table:table-cell table:style-name="ce44" office:value-type="float" office:value="13" calcext:value-type="float">
            <text:p>13</text:p>
          </table:table-cell>
          <table:table-cell table:formula="of:=[.D9]*[.G9]" office:value-type="float" office:value="975" calcext:value-type="float">
            <text:p>975</text:p>
          </table:table-cell>
          <table:table-cell table:formula="of:=SUM([.$H$2:.H10])" office:value-type="float" office:value="7336" calcext:value-type="float">
            <text:p>73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Largemouth Bass" calcext:value-type="string">
            <text:p>Largemouth Bass</text:p>
          </table:table-cell>
          <table:table-cell table:formula="of:=IF(RIGHT([.A10];2)=&quot; I&quot;;4;IF(RIGHT([.A10];2)=&quot; G&quot;;3;IF(RIGHT([.A10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00" calcext:value-type="float">
            <text:p>2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2800" calcext:value-type="float">
            <text:p>28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G10]" office:value-type="float" office:value="2800" calcext:value-type="float">
            <text:p>2800</text:p>
          </table:table-cell>
          <table:table-cell table:formula="of:=SUM([.$H$2:.H11])" office:value-type="float" office:value="8686" calcext:value-type="float">
            <text:p>86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Largemouth Bass" calcext:value-type="string">
            <text:p>Largemouth Bass</text:p>
          </table:table-cell>
          <table:table-cell table:formula="of:=IF(RIGHT([.A11];2)=&quot; I&quot;;4;IF(RIGHT([.A11];2)=&quot; G&quot;;3;IF(RIGHT([.A11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50" calcext:value-type="float">
            <text:p>1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E11]" office:value-type="float" office:value="1350" calcext:value-type="float">
            <text:p>13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G11]" office:value-type="float" office:value="1350" calcext:value-type="float">
            <text:p>135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Morel" calcext:value-type="string">
            <text:p>More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E1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G12]" office:value-type="float" office:value="300" calcext:value-type="float">
            <text:p>30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Sap" calcext:value-type="string">
            <text:p>Sap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formula="of:=[.D13]*[.E13]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13]*[.G13]" office:value-type="float" office:value="4" calcext:value-type="float">
            <text:p>4</text:p>
          </table:table-cell>
          <table:table-cell table:formula="of:=SUM([.$H$2:.H13])" office:value-type="float" office:value="8990" calcext:value-type="float">
            <text:p>899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67" calcext:value-type="float">
            <text:p>67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34" calcext:value-type="float">
            <text:p>134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34" calcext:value-type="float">
            <text:p>134</text:p>
          </table:table-cell>
          <table:table-cell table:formula="of:=SUM([.$H$2:.H2])" office:value-type="float" office:value="134" calcext:value-type="float">
            <text:p>134</text:p>
          </table:table-cell>
          <table:table-cell/>
          <table:table-cell table:style-name="ce79" table:formula="of:=CEILING(252*0.9)" office:value-type="float" office:value="227" calcext:value-type="float">
            <text:p>227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0" calcext:value-type="float">
            <text:p>9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720" calcext:value-type="float">
            <text:p>72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720" calcext:value-type="float">
            <text:p>720</text:p>
          </table:table-cell>
          <table:table-cell table:formula="of:=SUM([.$H$2:.H3])" office:value-type="float" office:value="854" calcext:value-type="float">
            <text:p>85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672" calcext:value-type="float">
            <text:p>67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672" calcext:value-type="float">
            <text:p>672</text:p>
          </table:table-cell>
          <table:table-cell table:formula="of:=SUM([.$H$2:.H4])" office:value-type="float" office:value="1526" calcext:value-type="float">
            <text:p>1526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3026" calcext:value-type="float">
            <text:p>3026</text:p>
          </table:table-cell>
          <table:table-cell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3116" calcext:value-type="float">
            <text:p>3116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60" calcext:value-type="float">
            <text:p>60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660" calcext:value-type="float">
            <text:p>660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00" calcext:value-type="float">
            <text:p>300</text:p>
          </table:table-cell>
          <table:table-cell table:formula="of:=SUM([.$H$2:.H7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000" calcext:value-type="float">
            <text:p>30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416" calcext:value-type="float">
            <text:p>3416</text:p>
          </table:table-cell>
          <table:table-cell/>
          <table:table-cell table:style-name="ce79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825" calcext:value-type="float">
            <text:p>825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00" calcext:value-type="float">
            <text:p>100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3600" calcext:value-type="float">
            <text:p>36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3416" calcext:value-type="float">
            <text:p>3416</text:p>
          </table:table-cell>
          <table:table-cell/>
          <table:table-cell table:style-name="ce79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900" calcext:value-type="float">
            <text:p>90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00" calcext:value-type="float">
            <text:p>20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200" calcext:value-type="float">
            <text:p>12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1340" calcext:value-type="float">
            <text:p>1134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670" calcext:value-type="float">
            <text:p>56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2027" calcext:value-type="float">
            <text:p>2027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81" calcext:value-type="float">
            <text:p>81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1" calcext:value-type="float">
            <text:p>21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81" calcext:value-type="float">
            <text:p>81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7670" calcext:value-type="float">
            <text:p>767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2549" calcext:value-type="float">
            <text:p>254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2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16">
          <table:sort>
            <table:sort-by table:field-number="0" table:data-type="automatic"/>
          </table:sort>
        </table:database-range>
        <table:database-range table:name="__Anonymous_Sheet_DB__8" table:target-range-address="'Y1-Sp8'.A1:'Y1-Sp8'.I13">
          <table:sort>
            <table:sort-by table:field-number="0" table:data-type="automatic"/>
          </table:sort>
        </table:database-range>
        <table:database-range table:name="__Anonymous_Sheet_DB__9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2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3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4" table:target-range-address="'Y1-Sp Quality Sprinklers'.A1:'Y1-Sp Quality Sprinklers'.A35" table:orientation="column"/>
        <table:database-range table:name="__Anonymous_Sheet_DB__15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9" meta:cell-count="5953" meta:object-count="0"/>
    <meta:user-defined meta:name="GitHub URL">https://github.com/nathan-alden-sr/stardew-valley</meta:user-defined>
  </office:meta>
</office:document-meta>
</file>